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907">
            <text:p>Hel-3907</text:p>
          </table:table-cell>
          <table:table-cell office:value-type="float" office:value="60.6">
            <text:p>60.6</text:p>
          </table:table-cell>
          <table:table-cell office:value-type="float" office:value="27.61">
            <text:p>27.61</text:p>
          </table:table-cell>
          <table:table-cell office:value-type="float" office:value="7630.0">
            <text:p>763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5">
            <text:p>19.5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3720">
            <text:p>Hel-3720</text:p>
          </table:table-cell>
          <table:table-cell office:value-type="float" office:value="60.57">
            <text:p>60.57</text:p>
          </table:table-cell>
          <table:table-cell office:value-type="float" office:value="27.43">
            <text:p>27.43</text:p>
          </table:table-cell>
          <table:table-cell office:value-type="float" office:value="7520.0">
            <text:p>752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90">
            <text:p>Hel-4190</text:p>
          </table:table-cell>
          <table:table-cell office:value-type="float" office:value="60.53">
            <text:p>60.53</text:p>
          </table:table-cell>
          <table:table-cell office:value-type="float" office:value="27.59">
            <text:p>27.59</text:p>
          </table:table-cell>
          <table:table-cell office:value-type="float" office:value="6300.0">
            <text:p>630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9.21">
            <text:p>19.21</text:p>
          </table:table-cell>
          <table:table-cell office:value-type="float" office:value="0.223606797749979">
            <text:p>0.223606797749979</text:p>
          </table:table-cell>
          <table:table-cell office:value-type="float" office:value="0.223606797749979">
            <text:p>0.223606797749979</text:p>
          </table:table-cell>
          <table:table-cell office:value-type="string" office:value="Miettinen2002,RosentauEtal2021">
            <text:p>Miettinen2002,RosentauEtal2021</text:p>
          </table:table-cell>
        </table:table-row>
        <table:table-row>
          <table:table-cell office:value-type="string" office:value="Virolahti">
            <text:p>Virolahti</text:p>
          </table:table-cell>
          <table:table-cell office:value-type="string" office:value="radiocarbon">
            <text:p>radiocarbon</text:p>
          </table:table-cell>
          <table:table-cell office:value-type="string" office:value="Hel-4153">
            <text:p>Hel-4153</text:p>
          </table:table-cell>
          <table:table-cell office:value-type="float" office:value="60.55">
            <text:p>60.55</text:p>
          </table:table-cell>
          <table:table-cell office:value-type="float" office:value="27.51">
            <text:p>27.51</text:p>
          </table:table-cell>
          <table:table-cell office:value-type="float" office:value="8660.0">
            <text:p>8660.0</text:p>
          </table:table-cell>
          <table:table-cell office:value-type="float" office:value="110.0">
            <text:p>11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3.0">
            <text:p>23.0</text:p>
          </table:table-cell>
          <table:table-cell office:value-type="float" office:value="0.5099019513592785">
            <text:p>0.5099019513592785</text:p>
          </table:table-cell>
          <table:table-cell office:value-type="float" office:value="0.5099019513592785">
            <text:p>0.5099019513592785</text:p>
          </table:table-cell>
          <table:table-cell office:value-type="string" office:value="Miettinen2002,RosentauEtal2021">
            <text:p>Miettinen2002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